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e5b4a" officeooo:paragraph-rsid="000c6ff2" style:font-weight-asian="bold" style:font-weight-complex="bold"/>
    </style:style>
    <style:style style:name="P2" style:family="paragraph" style:parent-style-name="Standard">
      <style:text-properties fo:font-size="9pt" style:text-underline-style="solid" style:text-underline-width="auto" style:text-underline-color="font-color" fo:font-weight="normal" officeooo:rsid="001e5b4a" officeooo:paragraph-rsid="000c6ff2" style:font-size-asian="9pt" style:font-weight-asian="normal" style:font-size-complex="9pt" style:font-weight-complex="normal"/>
    </style:style>
    <style:style style:name="P3" style:family="paragraph" style:parent-style-name="Standard" style:list-style-name="L1">
      <style:text-properties fo:font-size="9pt" fo:font-style="normal" style:text-underline-style="none" fo:font-weight="normal" officeooo:rsid="000c6ff2" officeooo:paragraph-rsid="000c6ff2" style:font-size-asian="7.84999990463257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list-style-name="L2">
      <style:text-properties fo:font-size="9pt" fo:font-style="normal" style:text-underline-style="none" fo:font-weight="normal" officeooo:rsid="000c6ff2" officeooo:paragraph-rsid="000c6ff2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fo:font-size="9pt" fo:font-style="normal" style:text-underline-style="none" fo:font-weight="normal" officeooo:rsid="000c6ff2" officeooo:paragraph-rsid="000c6ff2" style:font-size-asian="7.84999990463257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 style:list-style-name="L4">
      <style:text-properties fo:font-size="9pt" fo:font-style="normal" style:text-underline-style="none" fo:font-weight="normal" officeooo:rsid="000c6ff2" officeooo:paragraph-rsid="000c6ff2" style:font-size-asian="7.84999990463257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fo:font-size="10.5pt" style:text-underline-style="solid" style:text-underline-width="auto" style:text-underline-color="font-color" fo:font-weight="bold" officeooo:rsid="001e5b4a" officeooo:paragraph-rsid="000c6ff2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0.5pt" fo:font-style="normal" style:text-underline-style="solid" style:text-underline-width="auto" style:text-underline-color="font-color" fo:font-weight="bold" officeooo:rsid="001fad98" officeooo:paragraph-rsid="000c6ff2" style:font-size-asian="9.14999961853027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00c6ff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4301"/>
    </style:style>
    <style:style style:name="T4" style:family="text">
      <style:text-properties style:text-underline-style="none" officeooo:rsid="000c6ff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S PROJECT MEET WITH CLIENT -<text:span text:style-name="T1">2</text:span></text:p>
      <text:p text:style-name="P1"/>
      <text:p text:style-name="P2">Location:<text:span text:style-name="T2"> online</text:span></text:p>
      <text:p text:style-name="P2"/>
      <text:p text:style-name="P2">Date:<text:span text:style-name="T2"> </text:span><text:span text:style-name="T4">20</text:span><text:span text:style-name="T2">-</text:span><text:span text:style-name="T3">1</text:span><text:span text:style-name="T2">-24</text:span></text:p>
      <text:p text:style-name="P2"/>
      <text:p text:style-name="P2">Time:<text:span text:style-name="T2"> 4pm</text:span></text:p>
      <text:p text:style-name="P2"/>
      <text:p text:style-name="P2">Attendees:<text:span text:style-name="T2"> Mayaank,Ketaki,Maitreya,Nitin</text:span></text:p>
      <text:p text:style-name="P1"/>
      <text:p text:style-name="P7">Agenda:</text:p>
      <text:list xml:id="list2754351089" text:style-name="L1">
        <text:list-item>
          <text:p text:style-name="P3">Discussion about the algorithm required</text:p>
        </text:list-item>
      </text:list>
      <text:list xml:id="list3716316479" text:style-name="L2">
        <text:list-item>
          <text:p text:style-name="P4">The algorithm should be able to isolate the test strip in the image.</text:p>
        </text:list-item>
        <text:list-item>
          <text:p text:style-name="P4">It should isolate the red part of the test strip.</text:p>
        </text:list-item>
        <text:list-item>
          <text:p text:style-name="P4">Should quantify the intensity of the red and give a value in a scale.</text:p>
        </text:list-item>
        <text:list-item>
          <text:p text:style-name="P4">The scale should be callibrated according to the sample inputs provided by the client.</text:p>
        </text:list-item>
      </text:list>
      <text:p text:style-name="P5"/>
      <text:p text:style-name="P8">Next steps:</text:p>
      <text:list xml:id="list2414136262" text:style-name="L4">
        <text:list-item>
          <text:p text:style-name="P6">Designing and coding the algorithm in python.</text:p>
        </text:list-item>
        <text:list-item>
          <text:p text:style-name="P6">Testing the algorithm against the sample inputs provid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6:03:27.395021650</meta:creation-date>
    <dc:date>2024-02-13T16:16:02.378088748</dc:date>
    <meta:editing-duration>PT12M35S</meta:editing-duration>
    <meta:editing-cycles>1</meta:editing-cycles>
    <meta:document-statistic meta:table-count="0" meta:image-count="0" meta:object-count="0" meta:page-count="1" meta:paragraph-count="14" meta:word-count="95" meta:character-count="552" meta:non-whitespace-character-count="478"/>
    <meta:generator>LibreOffice/7.3.7.2$Linux_X86_64 LibreOffice_project/30$Build-2</meta:generator>
  </office:meta>
</office:document-meta>
</file>